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aragraph_5f_20_5f_style">
      <style:text-properties officeooo:rsid="000fdd00" officeooo:paragraph-rsid="000fdd00"/>
    </style:style>
    <style:style style:name="P2" style:family="paragraph" style:parent-style-name="Paragraph_5f_20_5f_style">
      <style:text-properties style:text-underline-style="none" officeooo:rsid="000fe5aa" officeooo:paragraph-rsid="000fe5aa" style:text-underline-mode="skip-white-space" style:text-overline-mode="skip-white-space" style:text-line-through-mode="skip-white-space" style:text-overline-style="none" style:text-overline-color="font-color"/>
    </style:style>
    <style:style style:name="P3" style:family="paragraph" style:parent-style-name="Paragraph_5f_20_5f_style">
      <style:text-properties style:text-underline-style="none" fo:font-weight="bold" officeooo:rsid="0012a78a" officeooo:paragraph-rsid="0012a78a" style:font-weight-asian="bold" style:font-weight-complex="bold"/>
    </style:style>
    <style:style style:name="P4" style:family="paragraph" style:parent-style-name="Paragraph_5f_20_5f_style">
      <style:text-properties style:text-underline-style="none" fo:font-weight="normal" officeooo:rsid="0012a78a" officeooo:paragraph-rsid="0012a78a" style:font-weight-asian="normal" style:font-weight-complex="normal"/>
    </style:style>
    <style:style style:name="P5" style:family="paragraph" style:parent-style-name="Paragraph_5f_20_5f_style">
      <style:text-properties style:text-underline-style="none" fo:font-weight="normal" officeooo:rsid="0012d27e" officeooo:paragraph-rsid="0012d27e" style:font-weight-asian="normal" style:font-weight-complex="normal"/>
    </style:style>
    <style:style style:name="P6" style:family="paragraph" style:parent-style-name="Paragraph_5f_20_5f_style">
      <style:text-properties officeooo:rsid="000fe5aa" officeooo:paragraph-rsid="000fe5aa"/>
    </style:style>
    <style:style style:name="P7" style:family="paragraph" style:parent-style-name="Paragraph_5f_20_5f_style">
      <style:text-properties officeooo:paragraph-rsid="000fe5aa"/>
    </style:style>
    <style:style style:name="P8" style:family="paragraph" style:parent-style-name="Paragraph_5f_20_5f_style">
      <style:text-properties style:text-underline-style="none" fo:font-weight="bold" officeooo:rsid="0012a78a" officeooo:paragraph-rsid="0012a78a" style:text-underline-mode="skip-white-space" style:text-overline-mode="skip-white-space" style:text-line-through-mode="skip-white-space" style:font-weight-asian="bold" style:font-weight-complex="bold" style:text-overline-style="none" style:text-overline-color="font-color"/>
    </style:style>
    <style:style style:name="P9" style:family="paragraph" style:parent-style-name="Paragraph_5f_20_5f_style">
      <style:text-properties style:text-underline-style="none" fo:font-weight="normal" officeooo:rsid="0012d27e" officeooo:paragraph-rsid="0012d27e" style:text-underline-mode="skip-white-space" style:text-overline-mode="skip-white-space" style:text-line-through-mode="skip-white-space" style:font-weight-asian="normal" style:font-weight-complex="normal" style:text-overline-style="none" style:text-overline-color="font-color"/>
    </style:style>
    <style:style style:name="P10" style:family="paragraph" style:parent-style-name="Standard">
      <style:text-properties style:text-underline-style="none" fo:font-weight="normal" officeooo:rsid="0012d27e" officeooo:paragraph-rsid="0012d27e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14a965" officeooo:paragraph-rsid="0014a965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17c63b" officeooo:paragraph-rsid="0017c63b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12a78a" officeooo:paragraph-rsid="0012a78a" style:font-weight-asian="normal" style:font-weight-complex="normal"/>
    </style:style>
    <style:style style:name="P14" style:family="paragraph" style:parent-style-name="Standard">
      <style:text-properties officeooo:paragraph-rsid="0014a965"/>
    </style:style>
    <style:style style:name="P15" style:family="paragraph" style:parent-style-name="Standard">
      <style:text-properties officeooo:rsid="0014a965" officeooo:paragraph-rsid="0014a965"/>
    </style:style>
    <style:style style:name="P16" style:family="paragraph" style:parent-style-name="Standard">
      <style:text-properties officeooo:paragraph-rsid="001689b0"/>
    </style:style>
    <style:style style:name="P17" style:family="paragraph" style:parent-style-name="Standard">
      <style:text-properties fo:font-weight="bold" officeooo:rsid="001689b0" officeooo:paragraph-rsid="001689b0" style:font-weight-asian="bold" style:font-weight-complex="bold"/>
    </style:style>
    <style:style style:name="P18" style:family="paragraph" style:parent-style-name="Standard">
      <style:text-properties fo:font-weight="bold" officeooo:rsid="0017c63b" officeooo:paragraph-rsid="0017c63b" style:font-weight-asian="bold" style:font-weight-complex="bold"/>
    </style:style>
    <style:style style:name="P19" style:family="paragraph" style:parent-style-name="Paragraph_5f_20_5f_style">
      <style:text-properties fo:font-weight="bold" officeooo:rsid="0017c63b" officeooo:paragraph-rsid="0017c63b" style:font-weight-asian="bold" style:font-weight-complex="bold"/>
    </style:style>
    <style:style style:name="P20" style:family="paragraph" style:parent-style-name="Standard">
      <style:text-properties fo:font-weight="bold" officeooo:rsid="001881b0" officeooo:paragraph-rsid="001881b0" style:font-weight-asian="bold" style:font-weight-complex="bold"/>
    </style:style>
    <style:style style:name="P21" style:family="paragraph" style:parent-style-name="Standard">
      <style:text-properties fo:font-weight="bold" officeooo:rsid="0018b4a8" officeooo:paragraph-rsid="0018b4a8" style:font-weight-asian="bold" style:font-weight-complex="bold"/>
    </style:style>
    <style:style style:name="P22" style:family="paragraph" style:parent-style-name="Standard">
      <style:text-properties officeooo:rsid="0017c63b" officeooo:paragraph-rsid="0017c63b"/>
    </style:style>
    <style:style style:name="P23" style:family="paragraph" style:parent-style-name="Standard">
      <style:text-properties officeooo:paragraph-rsid="0017c63b"/>
    </style:style>
    <style:style style:name="P24" style:family="paragraph" style:parent-style-name="Standard" style:master-page-name="">
      <loext:graphic-properties draw:fill="none"/>
      <style:paragraph-properties fo:margin-left="0cm" fo:margin-right="-1.499cm" fo:text-indent="0cm" style:auto-text-indent="false" style:page-number="auto" fo:background-color="transparent"/>
      <style:text-properties officeooo:paragraph-rsid="0017c63b"/>
    </style:style>
    <style:style style:name="P25" style:family="paragraph" style:parent-style-name="Standard">
      <style:text-properties officeooo:rsid="001881b0" officeooo:paragraph-rsid="001881b0"/>
    </style:style>
    <style:style style:name="P26" style:family="paragraph" style:parent-style-name="Standard">
      <style:text-properties officeooo:paragraph-rsid="001881b0"/>
    </style:style>
    <style:style style:name="P27" style:family="paragraph" style:parent-style-name="Standard">
      <style:text-properties fo:font-weight="normal" officeooo:rsid="001881b0" officeooo:paragraph-rsid="001881b0" style:font-weight-asian="normal" style:font-weight-complex="normal"/>
    </style:style>
    <style:style style:name="P28" style:family="paragraph" style:parent-style-name="Standard">
      <style:text-properties officeooo:paragraph-rsid="0018b4a8"/>
    </style:style>
    <style:style style:name="P29" style:family="paragraph" style:parent-style-name="Standard">
      <style:text-properties officeooo:rsid="0018b4a8" officeooo:paragraph-rsid="0018b4a8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fe5aa"/>
    </style:style>
    <style:style style:name="T3" style:family="text">
      <style:text-properties style:text-underline-style="solid" style:text-underline-width="auto" style:text-underline-color="font-color" officeooo:rsid="000fe5aa" style:text-overline-style="dash" style:text-overline-width="auto" style:text-overline-color="font-color"/>
    </style:style>
    <style:style style:name="T4" style:family="text">
      <style:text-properties style:text-underline-style="solid" style:text-underline-width="auto" style:text-underline-color="font-color" officeooo:rsid="0012d27e" style:text-overline-style="dash" style:text-overline-width="auto" style:text-overline-color="font-color"/>
    </style:style>
    <style:style style:name="T5" style:family="text">
      <style:text-properties style:text-underline-style="solid" style:text-underline-width="auto" style:text-underline-color="font-color" style:text-underline-mode="skip-white-space" style:text-overline-mode="skip-white-space" style:text-line-through-mode="skip-white-space" style:text-overline-style="dash" style:text-overline-width="auto" style:text-overline-color="font-color"/>
    </style:style>
    <style:style style:name="T6" style:family="text">
      <style:text-properties style:text-underline-style="solid" style:text-underline-width="auto" style:text-underline-color="font-color" officeooo:rsid="000fe5aa" style:text-underline-mode="skip-white-space" style:text-overline-mode="skip-white-space" style:text-line-through-mode="skip-white-space" style:text-overline-style="dash" style:text-overline-width="auto" style:text-overline-color="font-color"/>
    </style:style>
    <style:style style:name="T7" style:family="text">
      <style:text-properties style:text-underline-style="solid" style:text-underline-width="auto" style:text-underline-color="font-color" officeooo:rsid="0012d27e" style:text-underline-mode="skip-white-space" style:text-overline-mode="skip-white-space" style:text-line-through-mode="skip-white-space" style:text-overline-style="dash" style:text-overline-width="auto" style:text-overline-color="font-color"/>
    </style:style>
    <style:style style:name="T8" style:family="text">
      <style:text-properties style:text-underline-style="solid" style:text-underline-width="auto" style:text-underline-color="font-color" style:text-underline-mode="skip-white-space" style:text-overline-mode="skip-white-space" style:text-line-through-mode="skip-white-space" style:text-overline-style="none" style:text-overline-color="font-color"/>
    </style:style>
    <style:style style:name="T9" style:family="text">
      <style:text-properties style:text-underline-style="solid" style:text-underline-width="auto" style:text-underline-color="font-color" fo:font-weight="normal" style:text-underline-mode="skip-white-space" style:text-overline-mode="skip-white-space" style:text-line-through-mode="skip-white-space" style:font-weight-asian="normal" style:font-weight-complex="normal" style:text-overline-style="none" style:text-overline-color="font-color"/>
    </style:style>
    <style:style style:name="T10" style:family="text">
      <style:text-properties style:text-underline-style="solid" style:text-underline-width="auto" style:text-underline-color="font-color" fo:font-weight="normal" officeooo:rsid="0014a965" style:text-underline-mode="skip-white-space" style:text-overline-mode="skip-white-space" style:text-line-through-mode="skip-white-space" style:font-weight-asian="normal" style:font-weight-complex="normal" style:text-overline-style="none" style:text-overline-color="font-color"/>
    </style:style>
    <style:style style:name="T11" style:family="text">
      <style:text-properties style:text-underline-style="solid" style:text-underline-width="auto" style:text-underline-color="font-color" fo:font-weight="normal" officeooo:rsid="001689b0" style:text-underline-mode="skip-white-space" style:text-overline-mode="skip-white-space" style:text-line-through-mode="skip-white-space" style:font-weight-asian="normal" style:font-weight-complex="normal" style:text-overline-style="none" style:text-overline-color="font-color"/>
    </style:style>
    <style:style style:name="T12" style:family="text">
      <style:text-properties style:text-underline-style="solid" style:text-underline-width="auto" style:text-underline-color="font-color" fo:font-weight="normal" officeooo:rsid="0017c63b" style:text-underline-mode="skip-white-space" style:text-overline-mode="skip-white-space" style:text-line-through-mode="skip-white-space" style:font-weight-asian="normal" style:font-weight-complex="normal" style:text-overline-style="none" style:text-overline-color="font-color"/>
    </style:style>
    <style:style style:name="T13" style:family="text">
      <style:text-properties style:text-underline-style="solid" style:text-underline-width="auto" style:text-underline-color="font-color" fo:font-weight="normal" officeooo:rsid="0014a965" style:text-underline-mode="skip-white-space" style:text-overline-mode="skip-white-space" style:text-line-through-mode="skip-white-space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5" style:family="text">
      <style:text-properties style:text-underline-style="solid" style:text-underline-width="auto" style:text-underline-color="font-color" fo:font-weight="normal" officeooo:rsid="0017c63b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 officeooo:rsid="0017c63b"/>
    </style:style>
    <style:style style:name="T17" style:family="text">
      <style:text-properties style:text-underline-style="solid" style:text-underline-width="auto" style:text-underline-color="font-color" officeooo:rsid="001881b0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style:text-underline-mode="skip-white-space" style:text-overline-mode="skip-white-space" style:text-line-through-mode="skip-white-space" style:text-overline-style="dash" style:text-overline-width="auto" style:text-overline-color="font-color"/>
    </style:style>
    <style:style style:name="T20" style:family="text">
      <style:text-properties style:text-underline-style="none" officeooo:rsid="000fe5aa" style:text-underline-mode="skip-white-space" style:text-overline-mode="skip-white-space" style:text-line-through-mode="skip-white-space" style:text-overline-style="dash" style:text-overline-width="auto" style:text-overline-color="font-color"/>
    </style:style>
    <style:style style:name="T21" style:family="text">
      <style:text-properties style:text-underline-style="none" style:text-underline-mode="skip-white-space" style:text-overline-mode="skip-white-space" style:text-line-through-mode="skip-white-space" style:text-overline-style="none" style:text-overline-color="font-color"/>
    </style:style>
    <style:style style:name="T22" style:family="text">
      <style:text-properties style:text-underline-style="none" officeooo:rsid="000fe5aa" style:text-underline-mode="skip-white-space" style:text-overline-mode="skip-white-space" style:text-line-through-mode="skip-white-space" style:text-overline-style="none" style:text-overline-color="font-color"/>
    </style:style>
    <style:style style:name="T23" style:family="text">
      <style:text-properties style:text-underline-style="none" officeooo:rsid="0011b94f" style:text-underline-mode="skip-white-space" style:text-overline-mode="skip-white-space" style:text-line-through-mode="skip-white-space" style:text-overline-style="none" style:text-overline-color="font-color"/>
    </style:style>
    <style:style style:name="T24" style:family="text">
      <style:text-properties style:text-underline-style="none" officeooo:rsid="0012a78a" style:text-underline-mode="skip-white-space" style:text-overline-mode="skip-white-space" style:text-line-through-mode="skip-white-space" style:text-overline-style="none" style:text-overline-color="font-color"/>
    </style:style>
    <style:style style:name="T25" style:family="text">
      <style:text-properties style:text-underline-style="none" officeooo:rsid="0017c63b" style:text-underline-mode="skip-white-space" style:text-overline-mode="skip-white-space" style:text-line-through-mode="skip-white-space" style:text-overline-style="none" style:text-overline-color="font-color"/>
    </style:style>
    <style:style style:name="T26" style:family="text">
      <style:text-properties style:text-underline-style="none" officeooo:rsid="0012a78a" style:text-underline-mode="skip-white-space" style:text-overline-mode="skip-white-space" style:text-line-through-mode="skip-white-space"/>
    </style:style>
    <style:style style:name="T27" style:family="text">
      <style:text-properties style:text-underline-style="none" officeooo:rsid="0012d27e" style:text-underline-mode="skip-white-space" style:text-overline-mode="skip-white-space" style:text-line-through-mode="skip-white-space"/>
    </style:style>
    <style:style style:name="T28" style:family="text">
      <style:text-properties style:text-underline-style="none" officeooo:rsid="0012a78a"/>
    </style:style>
    <style:style style:name="T29" style:family="text">
      <style:text-properties style:text-underline-style="none" fo:font-weight="normal" style:text-underline-mode="skip-white-space" style:text-overline-mode="skip-white-space" style:text-line-through-mode="skip-white-space" style:font-weight-asian="normal" style:font-weight-complex="normal" style:text-overline-style="none" style:text-overline-color="font-color"/>
    </style:style>
    <style:style style:name="T30" style:family="text">
      <style:text-properties style:text-underline-style="none" fo:font-weight="normal" officeooo:rsid="0014a965" style:text-underline-mode="skip-white-space" style:text-overline-mode="skip-white-space" style:text-line-through-mode="skip-white-space" style:font-weight-asian="normal" style:font-weight-complex="normal" style:text-overline-style="none" style:text-overline-color="font-color"/>
    </style:style>
    <style:style style:name="T31" style:family="text">
      <style:text-properties style:text-underline-style="none" fo:font-weight="normal" officeooo:rsid="001689b0" style:text-underline-mode="skip-white-space" style:text-overline-mode="skip-white-space" style:text-line-through-mode="skip-white-space" style:font-weight-asian="normal" style:font-weight-complex="normal" style:text-overline-style="none" style:text-overline-color="font-color"/>
    </style:style>
    <style:style style:name="T32" style:family="text">
      <style:text-properties style:text-underline-style="none" fo:font-weight="normal" officeooo:rsid="0012d27e" style:text-underline-mode="skip-white-space" style:text-overline-mode="skip-white-space" style:text-line-through-mode="skip-white-space" style:font-weight-asian="normal" style:font-weight-complex="normal" style:text-overline-style="none" style:text-overline-color="font-color"/>
    </style:style>
    <style:style style:name="T33" style:family="text">
      <style:text-properties style:text-underline-style="none" fo:font-weight="normal" officeooo:rsid="0017c63b" style:text-underline-mode="skip-white-space" style:text-overline-mode="skip-white-space" style:text-line-through-mode="skip-white-space" style:font-weight-asian="normal" style:font-weight-complex="normal" style:text-overline-style="none" style:text-overline-color="font-color"/>
    </style:style>
    <style:style style:name="T34" style:family="text">
      <style:text-properties style:text-underline-style="none" fo:font-weight="normal" officeooo:rsid="0014a965" style:text-underline-mode="skip-white-space" style:text-overline-mode="skip-white-space" style:text-line-through-mode="skip-white-space" style:font-weight-asian="normal" style:font-weight-complex="normal"/>
    </style:style>
    <style:style style:name="T35" style:family="text">
      <style:text-properties style:text-underline-style="none" fo:font-weight="normal" officeooo:rsid="001689b0" style:text-underline-mode="skip-white-space" style:text-overline-mode="skip-white-space" style:text-line-through-mode="skip-white-space" style:font-weight-asian="normal" style:font-weight-complex="normal"/>
    </style:style>
    <style:style style:name="T36" style:family="text">
      <style:text-properties style:text-underline-style="none" fo:font-weight="normal" officeooo:rsid="0017c63b" style:text-underline-mode="skip-white-space" style:text-overline-mode="skip-white-space" style:text-line-through-mode="skip-white-space" style:font-weight-asian="normal" style:font-weight-complex="normal"/>
    </style:style>
    <style:style style:name="T37" style:family="text">
      <style:text-properties style:text-underline-style="none" fo:font-weight="normal" style:font-weight-asian="normal" style:font-weight-complex="normal"/>
    </style:style>
    <style:style style:name="T38" style:family="text">
      <style:text-properties style:text-underline-style="none" fo:font-weight="normal" officeooo:rsid="0017c63b" style:font-weight-asian="normal" style:font-weight-complex="normal"/>
    </style:style>
    <style:style style:name="T39" style:family="text">
      <style:text-properties style:text-underline-style="none" fo:font-weight="normal" officeooo:rsid="001881b0" style:font-weight-asian="normal" style:font-weight-complex="normal"/>
    </style:style>
    <style:style style:name="T40" style:family="text">
      <style:text-properties style:text-underline-style="none" fo:font-weight="normal" officeooo:rsid="0018b4a8" style:font-weight-asian="normal" style:font-weight-complex="normal"/>
    </style:style>
    <style:style style:name="T41" style:family="text">
      <style:text-properties style:text-underline-style="none" officeooo:rsid="0014a965"/>
    </style:style>
    <style:style style:name="T42" style:family="text">
      <style:text-properties style:text-underline-style="none" officeooo:rsid="0017c63b"/>
    </style:style>
    <style:style style:name="T43" style:family="text">
      <style:text-properties style:text-underline-style="none" officeooo:rsid="001881b0"/>
    </style:style>
    <style:style style:name="T44" style:family="text">
      <style:text-properties style:text-underline-style="none" officeooo:rsid="0018b4a8"/>
    </style:style>
    <style:style style:name="T45" style:family="text">
      <style:text-properties style:text-underline-mode="skip-white-space" style:text-overline-mode="skip-white-space" style:text-line-through-mode="skip-white-space" style:text-overline-style="none" style:text-overline-color="font-color"/>
    </style:style>
    <style:style style:name="T46" style:family="text">
      <style:text-properties officeooo:rsid="0012d27e" style:text-underline-mode="skip-white-space" style:text-overline-mode="skip-white-space" style:text-line-through-mode="skip-white-space" style:text-overline-style="none" style:text-overline-color="font-color"/>
    </style:style>
    <style:style style:name="T47" style:family="text">
      <style:text-properties officeooo:rsid="001689b0" style:text-underline-mode="skip-white-space" style:text-overline-mode="skip-white-space" style:text-line-through-mode="skip-white-space" style:text-overline-style="none" style:text-overline-color="font-color"/>
    </style:style>
    <style:style style:name="T48" style:family="text">
      <style:text-properties officeooo:rsid="001881b0" style:text-underline-mode="skip-white-space" style:text-overline-mode="skip-white-space" style:text-line-through-mode="skip-white-space"/>
    </style:style>
    <style:style style:name="T49" style:family="text">
      <style:text-properties officeooo:rsid="0014a965"/>
    </style:style>
    <style:style style:name="T50" style:family="text">
      <style:text-properties officeooo:rsid="001689b0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font-weight="normal" officeooo:rsid="0017c63b" style:font-weight-asian="normal" style:font-weight-complex="normal"/>
    </style:style>
    <style:style style:name="T53" style:family="text">
      <style:text-properties fo:font-weight="normal" officeooo:rsid="001881b0" style:font-weight-asian="normal" style:font-weight-complex="normal"/>
    </style:style>
    <style:style style:name="T54" style:family="text">
      <style:text-properties fo:font-weight="normal" officeooo:rsid="0018b4a8" style:font-weight-asian="normal" style:font-weight-complex="normal"/>
    </style:style>
    <style:style style:name="T55" style:family="text">
      <style:text-properties fo:font-weight="normal" officeooo:rsid="0017c63b" style:text-underline-mode="skip-white-space" style:text-overline-mode="skip-white-space" style:text-line-through-mode="skip-white-space" style:font-weight-asian="normal" style:font-weight-complex="normal"/>
    </style:style>
    <style:style style:name="T56" style:family="text">
      <style:text-properties officeooo:rsid="0017c63b"/>
    </style:style>
    <style:style style:name="T57" style:family="text">
      <style:text-properties officeooo:rsid="001881b0"/>
    </style:style>
    <style:style style:name="T58" style:family="text">
      <style:text-properties officeooo:rsid="0018b4a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</text:p>
      <text:p text:style-name="Standard"/>
      <text:p text:style-name="Standard">Director(<text:span text:style-name="T1">#Nombre</text:span><text:span text:style-name="T18">, Nacionalidad</text:span><text:span text:style-name="T28">)</text:span></text:p>
      <text:p text:style-name="Standard"><text:span text:style-name="T28"/></text:p>
      <text:p text:style-name="Standard"><text:span text:style-name="T18">Pelicula(</text:span><text:span text:style-name="T1">#ID</text:span><text:span text:style-name="T18">, <text:s/>Nacionalidad, <text:s/>Titulo, <text:s/>Productora, <text:s/>Fecha, </text:span><text:span text:style-name="Supra"><text:span text:style-name="T28">Nombre-Director</text:span></text:span><text:span text:style-name="T28">)</text:span></text:p>
      <text:p text:style-name="Standard"><text:span text:style-name="T28"/></text:p>
      <text:p text:style-name="Standard"><text:span text:style-name="T18">Actor(</text:span><text:span text:style-name="T2">#</text:span><text:span text:style-name="T1">Nombre</text:span><text:span text:style-name="T18">, <text:s/>Sexo, <text:s/>Nacionalidad</text:span><text:span text:style-name="T28">)</text:span></text:p>
      <text:p text:style-name="Standard"><text:span text:style-name="T28"/></text:p>
      <text:p text:style-name="Standard">Pelicula-Actor(<text:span text:style-name="T3">#Nombre-</text:span><text:span text:style-name="T4">Actor</text:span><text:span text:style-name="T20">, <text:s text:c="2"/></text:span><text:span text:style-name="T6">#ID-</text:span><text:span text:style-name="T7">Pelicula</text:span><text:span text:style-name="T20">,</text:span><text:span text:style-name="T22"> <text:s/>Protagonista</text:span><text:span text:style-name="T24">)</text:span></text:p>
      <text:p text:style-name="Standard"><text:span text:style-name="T24"/></text:p>
      <text:p text:style-name="Standard"><text:span text:style-name="T21">Ejemplar(</text:span><text:span text:style-name="T8">#Numero</text:span><text:span text:style-name="T21">, <text:s/>Estado, </text:span><text:span text:style-name="Supra"><text:span text:style-name="T26">ID-Pel</text:span></text:span><text:span text:style-name="Supra"><text:span text:style-name="T27">i</text:span></text:span><text:span text:style-name="Supra"><text:span text:style-name="T26">cula</text:span></text:span><text:span text:style-name="T24">)</text:span></text:p>
      <text:p text:style-name="Standard"><text:span text:style-name="T24"/></text:p>
      <text:p text:style-name="Standard"><text:span text:style-name="T21">Socio(</text:span><text:span text:style-name="T8">#DNI</text:span><text:span text:style-name="T21">, <text:s/>Nombre, <text:s/>Direccion, <text:s/>Telefono, </text:span><text:span text:style-name="Supra"><text:span text:style-name="T26">DNI-Socio-Aval)</text:span></text:span></text:p>
      <text:p text:style-name="Standard"><text:span text:style-name="Supra"><text:span text:style-name="T26"/></text:span></text:p>
      <text:p text:style-name="Standard"><text:span text:style-name="T21">Ejemplar-Socio(</text:span><text:span text:style-name="T5">#Numero-</text:span><text:span text:style-name="T7">Ejemplar</text:span><text:span text:style-name="T19">, <text:s/></text:span><text:span text:style-name="T5">#DNI-</text:span><text:span text:style-name="T7">Socio</text:span><text:span text:style-name="T5">, </text:span><text:span text:style-name="T23"><text:s/>Fecha-alquiler, Fecha-devolucion</text:span><text:span text:style-name="T24">)</text:span></text:p>
      <text:p text:style-name="Standard"><text:span text:style-name="T24"/></text:p>
      <text:p text:style-name="Standard">Calve foránea:</text:p>
      <text:p text:style-name="Standard"><text:span text:style-name="T45"/></text:p>
      <text:p text:style-name="P13"><text:span text:style-name="T45">Pelicula(Nombre-Director) → Director(</text:span><text:span text:style-name="T47">#</text:span><text:span text:style-name="T46">Nombre)</text:span></text:p>
      <text:p text:style-name="P13"><text:span text:style-name="T46"/></text:p>
      <text:p text:style-name="Standard">Pelicula-Actor(Nombre-Actor) → Actor(<text:span text:style-name="T50">#</text:span>Nombre)</text:p>
      <text:p text:style-name="P10"><text:span text:style-name="T45"/></text:p>
      <text:p text:style-name="Standard">Pelicula-Actor(ID.Pelicula) → Pelicula(<text:span text:style-name="T50">#</text:span>ID)</text:p>
      <text:p text:style-name="P10"><text:span text:style-name="T45"/></text:p>
      <text:p text:style-name="Standard">Ejemplar(ID-Pelicula) → Pelicula(<text:span text:style-name="T50">#</text:span>ID)</text:p>
      <text:p text:style-name="P10"><text:span text:style-name="T45"/></text:p>
      <text:p text:style-name="Standard">Socio(DNI-Socio-Aval) → Socio(<text:span text:style-name="T50">#</text:span>DNI)</text:p>
      <text:p text:style-name="P10"><text:span text:style-name="T45"/></text:p>
      <text:p text:style-name="Standard">Ejemplar-Socio(Numero-Ejemplar) → Ejemplar(<text:span text:style-name="T50">#</text:span>Numero)</text:p>
      <text:p text:style-name="P10"><text:span text:style-name="T45"/></text:p>
      <text:p text:style-name="P10"><text:span text:style-name="T45">Ejemplar-Socio(DNI-Socio) → Socio(</text:span><text:span text:style-name="T47">#</text:span><text:span text:style-name="T45">DNI)</text:span></text:p>
      <text:p text:style-name="P10"><text:span text:style-name="T8"/></text:p>
      <text:p text:style-name="P11"><text:span text:style-name="T8"/></text:p>
      <text:p text:style-name="P11"><text:span text:style-name="T45">2.</text:span></text:p>
      <text:p text:style-name="P11"><text:span text:style-name="T45"/></text:p>
      <text:p text:style-name="P14"><text:span text:style-name="T30">Actor(</text:span><text:span text:style-name="T10">#DNI</text:span><text:span text:style-name="T30">, Nombre, <text:s/>Fecha-Nacimiento, <text:s/>Nacionalidad, <text:s/></text:span><text:span text:style-name="Supra"><text:span text:style-name="T34">ID-Personaje)</text:span></text:span></text:p>
      <text:p text:style-name="P14"><text:span text:style-name="Supra"><text:span text:style-name="T34"/></text:span></text:p>
      <text:p text:style-name="P14"><text:span text:style-name="T34">Personaje(</text:span><text:span text:style-name="T13">#ID</text:span><text:span text:style-name="T34">, <text:s/>Nombre, <text:s/>Raza, <text:s/>Graduación, <text:s/></text:span><text:span text:style-name="Supra"><text:span text:style-name="T34">ID-Personaje-Dependiente)</text:span></text:span></text:p>
      <text:p text:style-name="P14"/>
      <text:p text:style-name="P15">Rodaje(<text:span text:style-name="T1">#Codigo</text:span><text:span text:style-name="T18">, <text:s/>Titulo)</text:span></text:p>
      <text:p text:style-name="P15"><text:span text:style-name="T18"/></text:p>
      <text:p text:style-name="P14"><text:span text:style-name="T41">Personaje-Rodaje(</text:span><text:span text:style-name="supra"><text:span text:style-name="T49">#ID-Personaje</text:span></text:span>, <text:s/><text:span text:style-name="supra"><text:span text:style-name="T49">#Codigo-Rodaje</text:span></text:span>, <text:s/><text:span text:style-name="T49">Protagonista)</text:span></text:p>
      <text:p text:style-name="P14"/>
      <text:p text:style-name="P15">Pelicula(<text:span text:style-name="T1">#Codigo-Rodaje</text:span><text:span text:style-name="T18">, <text:s/>Titulo, <text:s/>Año, <text:s/>Director)</text:span></text:p>
      <text:p text:style-name="P15"><text:span text:style-name="T18"/></text:p>
      <text:p text:style-name="P15"><text:span text:style-name="T18">Capitulo(</text:span><text:span text:style-name="T1">#Codigo-Rodaje</text:span><text:span text:style-name="T18">, <text:s/>Titulo, <text:s/>Tempo, <text:s/>Fecha-Rodaje, <text:s/>Fecha-Emision)</text:span></text:p>
      <text:p text:style-name="P15"><text:span text:style-name="T18"/></text:p>
      <text:p text:style-name="P15"><text:span text:style-name="T18">Nave(</text:span><text:span text:style-name="T1">#Codigo</text:span><text:span text:style-name="T18">, <text:s/>Nombre, <text:s/>Numero-Trpulantes)</text:span></text:p>
      <text:p text:style-name="P15"><text:span text:style-name="T18"/></text:p>
      <text:p text:style-name="P15"><text:span text:style-name="T18">Planeta(</text:span><text:span text:style-name="T1">#Codigo</text:span><text:span text:style-name="T18">, <text:s/>Nombre, <text:s/>Galaxia)</text:span></text:p>
      <text:p text:style-name="P15"><text:span text:style-name="T18"/></text:p>
      <text:p text:style-name="P14"><text:span text:style-name="T41">Capitulo-Nave-Planeta(</text:span><text:span text:style-name="supra"><text:span text:style-name="T49">#Codigo-Rodaje</text:span></text:span>, <text:s/><text:span text:style-name="supra"><text:span text:style-name="T49">#Codigo-Nave</text:span></text:span>, <text:s/><text:span text:style-name="supra"><text:span text:style-name="T49">#Codigo-Planeta</text:span></text:span><text:span text:style-name="T18">, <text:s/></text:span><text:span text:style-name="T41">Problema)</text:span><text:span text:style-name="T31"><text:tab/></text:span></text:p>
      <text:p text:style-name="P17"><text:soft-page-break/><text:span text:style-name="T21">Claves Foráneas:</text:span></text:p>
      <text:p text:style-name="P17"><text:span text:style-name="T29"/></text:p>
      <text:p text:style-name="P17"><text:span text:style-name="T29">Actor(ID-Personaje) → Personaje(#ID)</text:span></text:p>
      <text:p text:style-name="P17"><text:span text:style-name="T29"/></text:p>
      <text:p text:style-name="P17"><text:span text:style-name="T29">Personaje(ID-Personaje-Dependiente) → Personaje(#ID)</text:span></text:p>
      <text:p text:style-name="P17"><text:span text:style-name="T29"/></text:p>
      <text:p text:style-name="P17"><text:span text:style-name="T29">Personaje-Rodaje(ID-Personaje) → Personaje(#ID)</text:span></text:p>
      <text:p text:style-name="P17"><text:span text:style-name="T29"/></text:p>
      <text:p text:style-name="P17"><text:span text:style-name="T29">Personaje-Rodaje(Codigo-Rodaje) → Capitulo(#Codigo)</text:span></text:p>
      <text:p text:style-name="P17"><text:span text:style-name="T29"/></text:p>
      <text:p text:style-name="P17"><text:span text:style-name="T29">Pelicula(Codigo-Rodaje) → Rodaje(#Codigo)</text:span></text:p>
      <text:p text:style-name="P17"><text:span text:style-name="T29"/></text:p>
      <text:p text:style-name="P17"><text:span text:style-name="T29">Capitulo-Nave-Planeta(Codigo-Rodaje) → Rodaje(#Codigo)</text:span></text:p>
      <text:p text:style-name="P17"><text:span text:style-name="T29"/></text:p>
      <text:p text:style-name="P17"><text:span text:style-name="T29">Capitulo-Nave-Planeta(Codigo-Nave) → Nave(#Codigo)</text:span></text:p>
      <text:p text:style-name="P17"><text:span text:style-name="T29"/></text:p>
      <text:p text:style-name="P17"><text:span text:style-name="T29">Capitulo-Nave-Planeta(Codigo-Planeta) → Planeta(#Codigo)</text:span></text:p>
      <text:p text:style-name="P17"><text:span text:style-name="T29"/></text:p>
      <text:p text:style-name="P17"><text:span text:style-name="T29"/></text:p>
      <text:p text:style-name="P17"><text:span text:style-name="T29">3.</text:span></text:p>
      <text:p text:style-name="P17"><text:span text:style-name="T29"/></text:p>
      <text:p text:style-name="P17"><text:span text:style-name="T29">Profesor(</text:span><text:span text:style-name="T9">#DNI</text:span><text:span text:style-name="T29">, <text:s/>Nombre, <text:s/>Direccion, Telefono)</text:span></text:p>
      <text:p text:style-name="P17"><text:span text:style-name="T29"/></text:p>
      <text:p text:style-name="P16"><text:span text:style-name="T31">Modulo(</text:span><text:span text:style-name="T11">#Codigo</text:span><text:span text:style-name="T31">, <text:s/>Nombre, <text:s/></text:span><text:span text:style-name="Supra"><text:span text:style-name="T35">DNI-Profesor, <text:s/>Codigo-Curso</text:span></text:span><text:span text:style-name="T50">)</text:span></text:p>
      <text:p text:style-name="P16"/>
      <text:p text:style-name="P22">Alumnado(<text:span text:style-name="T1">#Numero-Expediente</text:span><text:span text:style-name="T18">, <text:s/>Nombre, <text:s/>Apellido-1, <text:s/>Apellido-2, <text:s/>Fecha-Nacimiento, <text:s/>Tipo)</text:span></text:p>
      <text:p text:style-name="P22"><text:span text:style-name="T18"/></text:p>
      <text:p text:style-name="P22"><text:span text:style-name="T18">Curso(</text:span><text:span text:style-name="T1">#Codigo</text:span><text:span text:style-name="T18">, Turno, <text:s/>Nombre, <text:s/></text:span><text:span text:style-name="Supra"><text:span text:style-name="T18">Numero-Expediente</text:span></text:span>, Modo-Eleccion<text:span text:style-name="T18">)</text:span></text:p>
      <text:p text:style-name="P22"><text:span text:style-name="T18"/></text:p>
      <text:p text:style-name="P22"><text:span text:style-name="T18"/></text:p>
      <text:p text:style-name="P18"><text:span text:style-name="T18">Claves foráneas:</text:span></text:p>
      <text:p text:style-name="P18"><text:span text:style-name="T37"/></text:p>
      <text:p text:style-name="P18"><text:span text:style-name="T37">Modulo(DNI-Profesor) → Profesor(#DNI)</text:span></text:p>
      <text:p text:style-name="P18"><text:span text:style-name="T37"/></text:p>
      <text:p text:style-name="P18"><text:span text:style-name="T37">Modulo(Codigo-Curso) → Curso(#Codigo)</text:span></text:p>
      <text:p text:style-name="P18"><text:span text:style-name="T37"/></text:p>
      <text:p text:style-name="P18"><text:span text:style-name="T37">Curso( Numero-Expediente) → Alumnado(#Numero-Expediente)</text:span></text:p>
      <text:p text:style-name="P18"><text:span text:style-name="T37"/></text:p>
      <text:p text:style-name="P18"><text:span text:style-name="T37"/></text:p>
      <text:p text:style-name="P18"><text:span text:style-name="T37">4.</text:span></text:p>
      <text:p text:style-name="P18"><text:span text:style-name="T37"/></text:p>
      <text:p text:style-name="P18"><text:span text:style-name="T37">Cliente(</text:span><text:span text:style-name="T14">#DNI</text:span><text:span text:style-name="T37">, <text:s/>Nombre, <text:s/>Direccion, Telefono, Email)</text:span></text:p>
      <text:p text:style-name="P18"><text:span text:style-name="T37"/></text:p>
      <text:p text:style-name="P23"><text:span text:style-name="T38">Cliente-Anuncio(</text:span><text:span text:style-name="supra"><text:span text:style-name="T52">#DNI-Cliente</text:span></text:span>, <text:s/><text:span text:style-name="supra"><text:span text:style-name="T56">Codigo-Anuncio</text:span></text:span><text:span text:style-name="T56">)</text:span></text:p>
      <text:p text:style-name="P18"><text:span text:style-name="T37"/></text:p>
      <text:p text:style-name="P18"><text:span text:style-name="T37">Anuncio(</text:span><text:span text:style-name="T14">#Codigo</text:span><text:span text:style-name="T37">, <text:s/>Nombre, <text:s/>Descripcion, <text:s/>pvp)</text:span></text:p>
      <text:p text:style-name="P18"><text:span text:style-name="T37"/></text:p>
      <text:p text:style-name="P18"><text:span text:style-name="T37">Banner(</text:span><text:span text:style-name="T14">#Codigo-Anuncio</text:span><text:span text:style-name="T37">, <text:s/>Marca)</text:span></text:p>
      <text:p text:style-name="P18"><text:span text:style-name="T37"/></text:p>
      <text:p text:style-name="P18"><text:span text:style-name="T37">Popup(</text:span><text:span text:style-name="T14">#Codigo-Anuncio</text:span><text:span text:style-name="T37">, <text:s/>Mensaje)</text:span></text:p>
      <text:p text:style-name="P18"><text:span text:style-name="T37"/></text:p>
      <text:p text:style-name="P18"><text:span text:style-name="T37">EnlacePatrocinado(</text:span><text:span text:style-name="T14">#Codigo-Anuncio</text:span><text:span text:style-name="T37">, <text:s/>Enlace, <text:s/>pvpExtra)</text:span></text:p>
      <text:p text:style-name="P23"><text:soft-page-break/><text:span text:style-name="T32">A</text:span><text:span text:style-name="T33">nuncio-Web(</text:span><text:span text:style-name="supra"><text:span text:style-name="T55">#Codigo-Anuncio</text:span></text:span>, <text:s/><text:span text:style-name="supra"><text:span text:style-name="T56">#URL-Web</text:span></text:span>, <text:s/><text:span text:style-name="T56">Fecha-Inicio, Fecha-Fin)</text:span></text:p>
      <text:p text:style-name="P23"/>
      <text:p text:style-name="P22">Web(<text:span text:style-name="T1">#URL</text:span><text:span text:style-name="T18">, Nombre, Topico)</text:span></text:p>
      <text:p text:style-name="P22"><text:span text:style-name="T18"/></text:p>
      <text:p text:style-name="P22"><text:span text:style-name="T18"/></text:p>
      <text:p text:style-name="P18"><text:span text:style-name="T18">Clave Foránea:</text:span></text:p>
      <text:p text:style-name="P18"><text:span text:style-name="T37"/></text:p>
      <text:p text:style-name="P18"><text:span text:style-name="T37">Cliente-Anuncio(DNI-Cliente) → Cliente(#DNI)</text:span></text:p>
      <text:p text:style-name="P18"><text:span text:style-name="T37"/></text:p>
      <text:p text:style-name="P18"><text:span text:style-name="T37">Cliente-Anuncio(Codigo-Anuncio) → Anuncio(#Codigo)</text:span></text:p>
      <text:p text:style-name="P18"><text:span text:style-name="T37"/></text:p>
      <text:p text:style-name="P18"><text:span text:style-name="T37">Anuncio-Web(Codigo-Anuncio) → Anuncio(#Codigo)</text:span></text:p>
      <text:p text:style-name="P18"><text:span text:style-name="T37"/></text:p>
      <text:p text:style-name="P18"><text:span text:style-name="T37">Anuncio-Web(URL-Web) → Web(#URL)</text:span></text:p>
      <text:p text:style-name="P18"><text:span text:style-name="T37"/></text:p>
      <text:p text:style-name="P18"><text:span text:style-name="T37"/></text:p>
      <text:p text:style-name="P18"><text:span text:style-name="T37">5.</text:span></text:p>
      <text:p text:style-name="P18"><text:span text:style-name="T37"/></text:p>
      <text:p text:style-name="P18"><text:span text:style-name="T37">Pedido(</text:span><text:span text:style-name="T14">#Numero</text:span><text:span text:style-name="T37">, <text:s/>Fecha, <text:s/>Total)</text:span></text:p>
      <text:p text:style-name="P18"><text:span text:style-name="T37"/></text:p>
      <text:p text:style-name="P23"><text:span text:style-name="T38">LineaPedido(</text:span><text:span text:style-name="T15">#Numero</text:span><text:span text:style-name="T38">, <text:s/>Cantidad, <text:s/></text:span><text:span text:style-name="Supra"><text:span text:style-name="T38">Numero-Pedido</text:span></text:span>, <text:s/><text:span text:style-name="Supra"><text:span text:style-name="T56">ID-Flor</text:span></text:span><text:span text:style-name="T56">)</text:span></text:p>
      <text:p text:style-name="P23"/>
      <text:p text:style-name="P23"><text:span text:style-name="T56">Flor(</text:span><text:span text:style-name="T16">#Nombre-Cientifico</text:span><text:span text:style-name="T42">, <text:s/>pvp, <text:s/>Nombre-Comun, <text:s/></text:span><text:span text:style-name="Supra"><text:span text:style-name="T42">Nombre-EspecieFlor</text:span></text:span><text:span text:style-name="T56">)</text:span></text:p>
      <text:p text:style-name="P23"/>
      <text:p text:style-name="P22">EspecieFlor(<text:span text:style-name="T1">#Nombre</text:span><text:span text:style-name="T18">, <text:s/>Suelo, <text:s/>Estacion, <text:s/>Tiempo-Exposicion, <text:s/>Epoca-De-Floracion)</text:span></text:p>
      <text:p text:style-name="P22"><text:span text:style-name="T18"/></text:p>
      <text:p text:style-name="P22"><text:span text:style-name="T18"/></text:p>
      <text:p text:style-name="P18"><text:span text:style-name="T18">Clave Foránea:</text:span></text:p>
      <text:p text:style-name="P18"><text:span text:style-name="T37"/></text:p>
      <text:p text:style-name="P18"><text:span text:style-name="T37">LineaPedido(Numero-Pedido) → Pedido(#Numero)</text:span></text:p>
      <text:p text:style-name="P18"><text:span text:style-name="T37"/></text:p>
      <text:p text:style-name="P18"><text:span text:style-name="T37">LineaPedido(ID-Flor) → Flor(#ID)</text:span></text:p>
      <text:p text:style-name="P18"><text:span text:style-name="T37"/></text:p>
      <text:p text:style-name="P18"><text:span text:style-name="T37">Flor(Nombre-EspecieFlor) → EspecieFlor(#Nombre)</text:span></text:p>
      <text:p text:style-name="P18"><text:span text:style-name="T37"/></text:p>
      <text:p text:style-name="P18"><text:span text:style-name="T37"/></text:p>
      <text:p text:style-name="P20"><text:span text:style-name="T37">6.</text:span></text:p>
      <text:p text:style-name="P20"><text:span text:style-name="T37"/></text:p>
      <text:p text:style-name="P20"><text:span text:style-name="T37">Cliente(</text:span><text:span text:style-name="T14">#DNI</text:span><text:span text:style-name="T37">, <text:s/>Nombre, <text:s/>Apellido-1, <text:s/>Apellido-2, <text:s/>Direccion, <text:s/>Fecha-Nacimiento)</text:span></text:p>
      <text:p text:style-name="P20"><text:span text:style-name="T37"/></text:p>
      <text:p text:style-name="P26"><text:span text:style-name="T39">Cliente-Producto(</text:span><text:span text:style-name="supra"><text:span text:style-name="T53">#DNI-Cliente</text:span></text:span>, <text:s/><text:span text:style-name="supra"><text:span text:style-name="T57">Codigo-Producto</text:span></text:span><text:span text:style-name="T57">)</text:span></text:p>
      <text:p text:style-name="P26"/>
      <text:p text:style-name="P26"><text:span text:style-name="T57">Producto(</text:span><text:span text:style-name="T17">#Codigo,</text:span><text:span text:style-name="T43"> <text:s/>pvp, <text:s/>nombre, <text:s/></text:span><text:span text:style-name="Supra"><text:span text:style-name="T43">NIE-Proveedor</text:span></text:span><text:span text:style-name="T57">)</text:span></text:p>
      <text:p text:style-name="P26"/>
      <text:p text:style-name="P25">Proveedor(<text:span text:style-name="T1">#NIE</text:span><text:span text:style-name="T18">, <text:s/>Nombre, <text:s/>Direccion)</text:span></text:p>
      <text:p text:style-name="P25"><text:span text:style-name="T18"/></text:p>
      <text:p text:style-name="P25"><text:span text:style-name="T18"/></text:p>
      <text:p text:style-name="P20"><text:span text:style-name="T18">Clave foránea:</text:span></text:p>
      <text:p text:style-name="P20"><text:span text:style-name="T18"/></text:p>
      <text:p text:style-name="P27"><text:span text:style-name="T18">Cliente-Producto(DNI-Cliente) → Cliente(#DNI)</text:span></text:p>
      <text:p text:style-name="P27"><text:span text:style-name="T18"/></text:p>
      <text:p text:style-name="P27"><text:span text:style-name="T18">Cliente-Producto(Codigo-Producto) → Producto(#Codigo)</text:span></text:p>
      <text:p text:style-name="P27"><text:soft-page-break/><text:span text:style-name="T18"/></text:p>
      <text:p text:style-name="P27"><text:span text:style-name="T18">Producto(NIE-Proveedor) → Proveedor(#NIE)</text:span></text:p>
      <text:p text:style-name="P18"><text:span text:style-name="T37"/></text:p>
      <text:p text:style-name="P18"><text:span text:style-name="T37"/></text:p>
      <text:p text:style-name="P18"><text:span text:style-name="T39">7</text:span><text:span text:style-name="T37">.</text:span></text:p>
      <text:p text:style-name="P13"><text:span text:style-name="T46"/></text:p>
      <text:p text:style-name="P13"><text:span text:style-name="T46"/></text:p>
      <text:p text:style-name="P12"><text:span text:style-name="T46">C</text:span><text:span text:style-name="T45">amion(</text:span><text:span text:style-name="T8">#Matricula</text:span><text:span text:style-name="T45">, <text:s/>Modelo, <text:s/>Tipo, <text:s/>Potencia)</text:span></text:p>
      <text:p text:style-name="P12"><text:span text:style-name="T45"/></text:p>
      <text:p text:style-name="P23"><text:span text:style-name="T33">Camion-Camionero(</text:span><text:span text:style-name="supra"><text:span text:style-name="T55">#Matricula-Camion</text:span></text:span>, <text:s/><text:span text:style-name="supra"><text:span text:style-name="T56">#DNI-Camionero</text:span></text:span><text:span text:style-name="T56">)</text:span></text:p>
      <text:p text:style-name="P12"><text:span text:style-name="T45"/></text:p>
      <text:p text:style-name="P12"><text:span text:style-name="T45">Camionero(</text:span><text:span text:style-name="T8">#DNI</text:span><text:span text:style-name="T45">, <text:s/>Nombre, <text:s/>Telefono, <text:s/>Direccion, <text:s/>Poblacion, <text:s/>Salario)</text:span></text:p>
      <text:p text:style-name="P12"><text:span text:style-name="T45"/></text:p>
      <text:p text:style-name="P24"><text:span text:style-name="T33">Paquete(</text:span><text:span text:style-name="T12">#Codigo</text:span><text:span text:style-name="T33">, <text:s/>Descripcion, <text:s/>Destino, <text:s/>Direccion-Destinatario, </text:span><text:span text:style-name="Supra"><text:span text:style-name="T36">DNI-Camionero</text:span></text:span>, <text:s/><text:span text:style-name="Supra"><text:span text:style-name="T56">Codigo-Postal-Ciudad</text:span></text:span><text:span text:style-name="T56">)</text:span></text:p>
      <text:p text:style-name="P23"/>
      <text:p text:style-name="P22">Ciudad(<text:span text:style-name="T1">#Codigo-Postal</text:span><text:span text:style-name="T18">, <text:s/>Nombre)</text:span></text:p>
      <text:p text:style-name="P22"><text:span text:style-name="T18"/></text:p>
      <text:p text:style-name="P22"><text:span text:style-name="T18"/></text:p>
      <text:p text:style-name="P18"><text:span text:style-name="T18">Clave Foránea:</text:span></text:p>
      <text:p text:style-name="P18"><text:span text:style-name="T37"/></text:p>
      <text:p text:style-name="P18"><text:span text:style-name="T37">Camion-Camionero(Matricula-Camion) → Camion(Matricula)</text:span></text:p>
      <text:p text:style-name="P18"><text:span text:style-name="T37"/></text:p>
      <text:p text:style-name="P18"><text:span text:style-name="T37">Camion-Camionero(DNI-Camionero) → Camionero(DNI)</text:span></text:p>
      <text:p text:style-name="P18"><text:span text:style-name="T37"/></text:p>
      <text:p text:style-name="P18"><text:span text:style-name="T37">Paquete(DNI-Camionero) → Camionero(DNI)</text:span></text:p>
      <text:p text:style-name="P18"><text:span text:style-name="T37"/></text:p>
      <text:p text:style-name="P18"><text:span text:style-name="T37">Paquete(Codigo-Postal-Ciudad) → Ciudad(#Codigo-Postal)</text:span></text:p>
      <text:p text:style-name="P18"><text:span text:style-name="T37"/></text:p>
      <text:p text:style-name="P18"><text:span text:style-name="T37"/></text:p>
      <text:p text:style-name="P21"><text:span text:style-name="T37">8.</text:span></text:p>
      <text:p text:style-name="P21"><text:span text:style-name="T37"/></text:p>
      <text:p text:style-name="P21"><text:span text:style-name="T37">Paciente(</text:span><text:span text:style-name="T14">#DNI</text:span><text:span text:style-name="T37">, <text:s/>Nombre, <text:s/>Apellido-1, <text:s/>Apellido-2, <text:s/>Direccion, <text:s/>Poblacion, <text:s/>Provincia, <text:s/></text:span></text:p>
      <text:p text:style-name="P21"><text:span text:style-name="T37"><text:tab/>Codigo-Postal, <text:s/>Telefono, <text:s/>Fecha-Nacimiento)</text:span></text:p>
      <text:p text:style-name="P21"><text:span text:style-name="T37"/></text:p>
      <text:p text:style-name="P28"><text:span text:style-name="T40">Paciente-Hospital(</text:span><text:span text:style-name="supra"><text:span text:style-name="T54">#DNI-Paciente</text:span></text:span>, <text:s/><text:span text:style-name="supra"><text:span text:style-name="T58">Codigo-Hospital</text:span></text:span>, <text:s/><text:span text:style-name="T58">Fecha, <text:s/>Habitacion)</text:span></text:p>
      <text:p text:style-name="P28"/>
      <text:p text:style-name="P29">Hospital(<text:span text:style-name="T1">#Codigo</text:span><text:span text:style-name="T18">, <text:s/>Nombre)</text:span></text:p>
      <text:p text:style-name="P29"><text:span text:style-name="T18"/></text:p>
      <text:p text:style-name="P28"><text:span text:style-name="T44">Paciente-Medico(</text:span><text:span text:style-name="supra"><text:span text:style-name="T58">#DNI-Paciente</text:span></text:span>, <text:s/><text:span text:style-name="supra"><text:span text:style-name="T58">DNI-Medico</text:span></text:span><text:span text:style-name="T58">)</text:span></text:p>
      <text:p text:style-name="P28"/>
      <text:p text:style-name="P29">Medico<text:span text:style-name="T37">(</text:span><text:span text:style-name="T14">#DNI</text:span><text:span text:style-name="T37">, <text:s/>Especialidad, <text:s/>Telefono, <text:s/>Apellido-1, <text:s/>Apellido-2, <text:s/>Nombre)</text:span></text:p>
      <text:p text:style-name="P29"><text:span text:style-name="T37"/></text:p>
      <text:p text:style-name="P29"><text:span text:style-name="T37"/></text:p>
      <text:p text:style-name="P21"><text:span text:style-name="T18">Clave Foránea:</text:span></text:p>
      <text:p text:style-name="P21"><text:span text:style-name="T37"/></text:p>
      <text:p text:style-name="P21"><text:span text:style-name="T37">Paciente-Hospital(DNI-Paciente) → Paciente(#DNI)</text:span></text:p>
      <text:p text:style-name="P21"><text:span text:style-name="T37"/></text:p>
      <text:p text:style-name="P21"><text:span text:style-name="T37">Paciente-Hospital(Codigo-Hospital) → Hospital(#DNI)</text:span></text:p>
      <text:p text:style-name="P21"><text:span text:style-name="T37"/></text:p>
      <text:p text:style-name="P21"><text:span text:style-name="T37">Paciente-Medico(DNI-Paciente) → Paciente(#DNI)</text:span></text:p>
      <text:p text:style-name="P21"><text:span text:style-name="T37"/></text:p>
      <text:p text:style-name="P21"><text:span text:style-name="T37">Paciente-Medico(DNI-Medico) → Medico(#DNI)</text:span><text:span text:style-name="T14"/></text:p>
      <text:p text:style-name="P18"><text:soft-page-break/><text:span text:style-name="T37"/></text:p>
      <text:p text:style-name="P18"><text:span text:style-name="T40">9</text:span><text:span text:style-name="T37">.</text:span></text:p>
      <text:p text:style-name="P12"><text:span text:style-name="T45"/></text:p>
      <text:p text:style-name="P23"><text:span text:style-name="T33">Persona(</text:span><text:span text:style-name="T12">#DNI</text:span><text:span text:style-name="T33">, <text:s/>Nombre, <text:s/>Apellido-1, <text:s/>Apellido-2, <text:s/></text:span><text:span text:style-name="Supra"><text:span text:style-name="T36">DNI-espadre</text:span></text:span>, <text:s/><text:span text:style-name="Supra"><text:span text:style-name="T56">DNI-esmadre</text:span></text:span><text:span text:style-name="T56">)</text:span></text:p>
      <text:p text:style-name="P23"/>
      <text:p text:style-name="P23"/>
      <text:p text:style-name="P18">Clave foránea:</text:p>
      <text:p text:style-name="P18"><text:span text:style-name="T51"/></text:p>
      <text:p text:style-name="P18"><text:span text:style-name="T51">Persona(DNI-espadre) → Persona(#DNI)</text:span></text:p>
      <text:p text:style-name="P18"><text:span text:style-name="T51"/></text:p>
      <text:p text:style-name="P18"><text:span text:style-name="T51">Persona(DNi-esmadre) → Persona(#DNI)</text:span></text:p>
      <text:p text:style-name="P18"><text:span text:style-name="T51"/></text:p>
      <text:p text:style-name="P18"><text:span text:style-name="T51"/></text:p>
      <text:p text:style-name="P18"><text:span text:style-name="T54">10</text:span><text:span text:style-name="T51">.</text:span></text:p>
      <text:p text:style-name="Standard"><text:span text:style-name="T45"/></text:p>
      <text:p text:style-name="P22"><text:span text:style-name="T23">P</text:span><text:span text:style-name="T21">ersona(</text:span><text:span text:style-name="T8">#DNI</text:span><text:span text:style-name="T21">, <text:s/>Telefono, <text:s/>Poblacion, <text:s/>Direccion, <text:s/>Apellido-1, <text:s/>Apellido-2, <text:s/>Nombre)</text:span></text:p>
      <text:p text:style-name="P22"><text:span text:style-name="T21"/></text:p>
      <text:p text:style-name="P23"><text:span text:style-name="T25">Persona-Vehiculo(</text:span><text:span text:style-name="supra"><text:span text:style-name="T48">#DNI-Persona</text:span></text:span>, <text:s/><text:span text:style-name="supra"><text:span text:style-name="T57">#Matricula-Vehiculo</text:span></text:span><text:span text:style-name="T57">)</text:span></text:p>
      <text:p text:style-name="P23"/>
      <text:p text:style-name="P25">Vehiculo(<text:span text:style-name="T1">#Matricula</text:span><text:span text:style-name="T18">, <text:s/>Marca, <text:s/>Modelo)</text:span></text:p>
      <text:p text:style-name="P25"><text:span text:style-name="T18"/></text:p>
      <text:p text:style-name="P26"><text:span text:style-name="T43">Vehiculo-Infraccion(</text:span><text:span text:style-name="supra"><text:span text:style-name="T57">#Matricula-Vehiculo</text:span></text:span>, <text:s/><text:span text:style-name="supra"><text:span text:style-name="T57">#Codigo-Infraccion</text:span></text:span><text:span text:style-name="T57">)</text:span></text:p>
      <text:p text:style-name="P26"/>
      <text:p text:style-name="P25">Infraccion(<text:span text:style-name="T1">#Codigo</text:span><text:span text:style-name="T18">, <text:s/>Fecha, <text:s/>Lugar, <text:s/>Importe, <text:s/>Hora)</text:span></text:p>
      <text:p text:style-name="P25"><text:span text:style-name="T18"/></text:p>
      <text:p text:style-name="P26"><text:span text:style-name="T43">Vehiculo-Accidente(</text:span><text:span text:style-name="supra"><text:span text:style-name="T57">#Matricula-Vehiculo</text:span></text:span>, <text:s/><text:span text:style-name="supra"><text:span text:style-name="T57">#Codigo-Accidente</text:span></text:span><text:span text:style-name="T57">)</text:span></text:p>
      <text:p text:style-name="P26"/>
      <text:p text:style-name="P25">Accidente(<text:span text:style-name="T1">#Codigo</text:span><text:span text:style-name="T18">, <text:s/>Fecha, <text:s/>Hora, <text:s/>Lugar)</text:span></text:p>
      <text:p text:style-name="P25"><text:span text:style-name="T18"/></text:p>
      <text:p text:style-name="P25"><text:span text:style-name="T18"/></text:p>
      <text:p text:style-name="P20"><text:span text:style-name="T18">Clave Foránea:</text:span></text:p>
      <text:p text:style-name="P20"><text:span text:style-name="T37"/></text:p>
      <text:p text:style-name="P20"><text:span text:style-name="T37">Persona-Vehiculo(DNI-Persona) → Persona(#DNI)</text:span></text:p>
      <text:p text:style-name="P20"><text:span text:style-name="T37"/></text:p>
      <text:p text:style-name="P20"><text:span text:style-name="T37">Persona-Vehiculo(Matricula-Vehiculo) → Vehiculo(#Matricula)</text:span></text:p>
      <text:p text:style-name="P20"><text:span text:style-name="T37"/></text:p>
      <text:p text:style-name="P20"><text:span text:style-name="T37">Vehiculo-Infraccion(Matricula-Vehiculo) → Vehiculo(#Matricula)</text:span></text:p>
      <text:p text:style-name="P20"><text:span text:style-name="T37"/></text:p>
      <text:p text:style-name="P20"><text:span text:style-name="T37">Vehiculo-Infraccion(Codigo-Infraccion) → Infraccion(#Codigo)</text:span></text:p>
      <text:p text:style-name="P20"><text:span text:style-name="T37"/></text:p>
      <text:p text:style-name="P20"><text:span text:style-name="T37">Vehiculo-Accidente(Matricula-Vehiculo) → Vehiculo(#Matricula)</text:span></text:p>
      <text:p text:style-name="P20"><text:span text:style-name="T37"/></text:p>
      <text:p text:style-name="P20"><text:span text:style-name="T37">Vehiculo-Accidente(Codigo-Accidente) → Accidente(#Codigo)</text:span></text:p>
      <text:p text:style-name="P20"><text:span text:style-name="T37"/></text:p>
      <text:p text:style-name="P20"><text:span text:style-name="T37"/></text:p>
      <text:p text:style-name="P20"><text:span text:style-name="T37"/></text:p>
      <text:p text:style-name="Standard"><text:span text:style-name="T23"/></text:p>
      <text:p text:style-name="Standard"><text:span text:style-name="T23"/></text:p>
      <text:p text:style-name="Standard"><text:span text:style-name="T23"/></text:p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supra" style:family="text">
      <style:text-properties style:text-underline-style="solid" style:text-underline-width="auto" style:text-underline-color="font-color" style:text-overline-style="dash" style:text-overline-width="auto" style:text-overline-color="font-color"/>
    </style:style>
    <style:style style:name="Supra" style:family="text">
      <style:text-properties style:text-overline-style="dash" style:text-overline-width="auto" style:text-ov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8T15:40:33.833000000</meta:creation-date>
    <meta:editing-duration>PT24M34S</meta:editing-duration>
    <meta:editing-cycles>4</meta:editing-cycles>
    <meta:generator>LibreOffice/24.2.3.2$Windows_X86_64 LibreOffice_project/433d9c2ded56988e8a90e6b2e771ee4e6a5ab2ba</meta:generator>
    <dc:date>2024-11-15T17:10:26.126000000</dc:date>
    <meta:document-statistic meta:table-count="0" meta:image-count="0" meta:object-count="0" meta:page-count="5" meta:paragraph-count="120" meta:word-count="373" meta:character-count="5249" meta:non-whitespace-character-count="4849"/>
  </office:meta>
</office:document-meta>
</file>